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3299in" table:align="left"/>
    </style:style>
    <style:style style:name="Table1.A" style:family="table-column">
      <style:table-column-properties style:column-width="2.284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top="0in" fo:margin-bottom="0in" fo:text-align="center" style:justify-single-word="false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Heading_20_3">
      <style:text-properties fo:font-weight="normal" style:font-weight-asian="normal" style:font-weight-complex="normal"/>
    </style:style>
    <style:style style:name="P6" style:family="paragraph" style:parent-style-name="List_20_Contents">
      <style:paragraph-properties fo:margin-left="0.7874in" fo:margin-right="0in" fo:text-indent="0in" style:auto-text-indent="false"/>
    </style:style>
    <style:style style:name="P7" style:family="paragraph" style:parent-style-name="List_20_Contents">
      <style:paragraph-properties fo:margin-left="0.7874in" fo:margin-right="0in" fo:margin-top="0in" fo:margin-bottom="0.1965in" fo:text-indent="0in" style:auto-text-indent="false"/>
    </style:style>
    <style:style style:name="P8" style:family="paragraph" style:parent-style-name="Standard" style:list-style-name="L1"/>
    <style:style style:name="P9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List_20_Contents" style:list-style-name="L6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text-line-through-style="none" style:text-underline-style="none" style:text-blinking="false"/>
    </style:style>
    <style:style style:name="T5" style:family="text">
      <style:text-properties style:text-line-through-style="none" style:text-underline-style="none" fo:font-weight="bold" style:text-blinking="false"/>
    </style:style>
    <style:style style:name="T6" style:family="text">
      <style:text-properties style:text-line-through-style="none" fo:font-style="italic" style:text-underline-style="none" style:text-blinking="false"/>
    </style:style>
    <style:style style:name="T7" style:family="text">
      <style:text-properties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 fo:font-size="10pt"/>
    </style:style>
    <style:style style:name="T10" style:family="text">
      <style:text-properties style:font-name="Arial1" fo:font-size="10pt" fo:font-style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divisions:</text:p>
      <text:p text:style-name="Standard">Obtained from this translation of the Shiva Purana.</text:p>
      <text:p text:style-name="Standard"><text:a xlink:type="simple" xlink:href="http://books.google.co.in/books?id=bchgql0em9YC&amp;pg=PA124&amp;dq=Swargaloka&amp;hl=en&amp;sa=X&amp;ei=LuXJT7TDN4OyrAeBoajSDg&amp;ved=0CEEQ6AEwAg#v=onepage&amp;q=Swargaloka&amp;f=false">http://books.google.co.in/books?id=bchgql0em9YC&amp;pg=PA124&amp;dq=Swargaloka&amp;hl=en&amp;sa=X&amp;ei=LuXJT7TDN4OyrAeBoajSDg&amp;ved=0CEEQ6AEwAg#v=onepage&amp;q=Swargaloka&amp;f=false</text:a></text:p>
      <text:p text:style-name="Standard"/>
      <text:p text:style-name="Standard"/>
      <text:p text:style-name="Standard"><text:span text:style-name="T2">Nimesha</text:span> = equivalent to time taken in blinking eyes once.</text:p>
      <text:p text:style-name="Standard">[rluu: Eye lids are day and night, so this is equal to one day?]</text:p>
      <text:p text:style-name="Standard"/>
      <text:p text:style-name="Standard">1 Kashtha = 15 Nimeshas</text:p>
      <text:p text:style-name="Standard">1 Kala = 30 Kashtha</text:p>
      <text:p text:style-name="Standard">1 Muhurta = 30 Kala</text:p>
      <text:p text:style-name="Standard">1 Day = 30 Muhurta</text:p>
      <text:p text:style-name="Standard">1 month = 30 Days</text:p>
      <text:p text:style-name="Standard"/>
      <text:p text:style-name="Standard">1 month = 2 lunar fortnights (bright and dark), Shukla paksha and Krishna paksha.</text:p>
      <text:p text:style-name="Standard">1 Ayana = 6 months</text:p>
      <text:p text:style-name="Standard">1 Year = 2 Ayana</text:p>
      <text:p text:style-name="Standard">1 divine year = 360 human years.</text:p>
      <text:p text:style-name="Standard">Satya yuga = 4000 divine years</text:p>
      <text:p text:style-name="Standard">Treta yuga = 3000 divine years</text:p>
      <text:p text:style-name="Standard">Dwaper yuga = 2000 divine years</text:p>
      <text:p text:style-name="Standard">Kali yuga = 1000 divine years</text:p>
      <text:p text:style-name="Standard"/>
      <text:p text:style-name="Standard">Sandyas and Sandhyamsha, the intervening period between the onset of one yug, account for 2000 divine years, thus one cycle of 4 years = 12000 divine years.</text:p>
      <text:p text:style-name="Standard"/>
      <text:p text:style-name="Standard">1 Day of Brahma = 1 Kalpa.</text:p>
      <text:p text:style-name="Standard">3000 Brahma Years = Yug of Brahma. <text:s/></text:p>
      <text:p text:style-name="Standard">1 Savana = 1000 yugas of Brahma.</text:p>
      <text:p text:style-name="Standard">1 Brahma lives for 3000 Savauas.</text:p>
      <text:p text:style-name="Standard"/>
      <text:p text:style-name="Standard"/>
      <text:p text:style-name="Standard">During each of Vishnu's Days, one Brahma is born and dies.</text:p>
      <text:p text:style-name="Standard">During each of Shiva days, one Vishnu is born and dies.</text:p>
      <text:p text:style-name="Standard"/>
      <text:p text:style-name="Standard">Each Manvantra is ruled by one Manu. <text:s/>The gods (devatas) the seven great sages and Indra change from one Manavantara to another. <text:s/></text:p>
      <text:p text:style-name="Standard"/>
      <text:p text:style-name="Standard">The first Manu was Swayambhuva and the names of the 7 sages were:</text:p>
      <text:list xml:id="list1172141250" text:style-name="L1">
        <text:list-item>
          <text:p text:style-name="P8">Mareechi</text:p>
        </text:list-item>
        <text:list-item>
          <text:p text:style-name="P8">Atri</text:p>
        </text:list-item>
        <text:list-item>
          <text:p text:style-name="P8">Angira</text:p>
        </text:list-item>
        <text:list-item>
          <text:p text:style-name="P8">Pulastya</text:p>
        </text:list-item>
        <text:list-item>
          <text:p text:style-name="P8">Pulaha</text:p>
        </text:list-item>
        <text:list-item>
          <text:p text:style-name="P8">Kratu</text:p>
        </text:list-item>
        <text:list-item>
          <text:p text:style-name="P8">Vashishtha</text:p>
        </text:list-item>
      </text:list>
      <text:p text:style-name="Standard"><text:soft-page-break/></text:p>
      <text:p text:style-name="Standard">This way the Manus, Indra and the 7 sages keep on […].</text:p>
      <text:p text:style-name="Standard"/>
      <text:p text:style-name="Standard">List of Manus is given at this webpage:</text:p>
      <text:p text:style-name="Standard">http://en.wikipedia.org/wiki/Manvantara#Manus_of_the_.C5.9Aveta_V.C4.81r.C4.81ha_Kalpa</text:p>
      <text:p text:style-name="P1"/>
      <text:p text:style-name="Standard"/>
      <text:p text:style-name="P2"/>
      <text:p text:style-name="P2">rluu: Shrimad Bhagavatam (Bhagavata Purana) supposedly gives different measurements for these time periods.</text:p>
      <text:p text:style-name="P2"/>
      <text:p text:style-name="P2">2.2.25:</text:p>
      <text:p text:style-name="P2">kalpa</text:p>
      <text:p text:style-name="P2"/>
      <text:p text:style-name="P2">2.2.26:</text:p>
      <text:p text:style-name="Text_20_body"><text:a xlink:type="simple" xlink:href="http://vedabase.net/d/dvai"><text:span text:style-name="T8">dvai</text:span></text:a><text:span text:style-name="T8">-</text:span><text:a xlink:type="simple" xlink:href="http://vedabase.net/p/parardhyam"><text:span text:style-name="T8">parārdhyam</text:span></text:a><text:span text:style-name="T8"> : Translated as “</text:span>15,480,000,000,000 solar years;” and also as “<text:span text:style-name="T9">two </text:span><text:span text:style-name="T10">parârdhas</text:span><text:span text:style-name="T9"> [the two halves of the life of Brahmâ].”</text:span></text:p>
      <text:p text:style-name="Text_20_body"><text:span text:style-name="T9">[rluu: Confirm and clarify what this actually means.]</text:span></text:p>
      <text:p text:style-name="Text_20_body"><text:span text:style-name="T9"/></text:p>
      <text:p text:style-name="Text_20_body"><text:span text:style-name="T9"/></text:p>
      <text:p text:style-name="P1"/>
      <text:p text:style-name="Standard"/>
      <text:p text:style-name="P2"/>
      <text:p text:style-name="P2"/>
      <text:p text:style-name="Standard"/>
      <text:p text:style-name="P2">http://en.wikipedia.org/wiki/Manvantara</text:p>
      <text:p text:style-name="Text_20_body"><text:span text:style-name="T1">Manvantara</text:span> or <text:span text:style-name="T1">Manuvantara</text:span>,<text:bookmark text:name="cite_ref-1"/><text:a xlink:type="simple" xlink:href="http://en.wikipedia.org/wiki/Manvantara#cite_note-1">[1]</text:a> or age of a <text:a xlink:type="simple" xlink:href="http://en.wikipedia.org/wiki/Manu_%28Hinduism%29">Manu</text:a>,<text:bookmark text:name="cite_ref-Manu_2-0"/><text:a xlink:type="simple" xlink:href="http://en.wikipedia.org/wiki/Manvantara#cite_note-Manu-2">[2]</text:a> the <text:a xlink:type="simple" xlink:href="http://en.wikipedia.org/wiki/Hindu">Hindu</text:a> progenitor of mankind, is an astronomical period of time measurement. Manvantara is a <text:a xlink:type="simple" xlink:href="http://en.wikipedia.org/wiki/Sanskrit">Sanskrit</text:a> <text:a xlink:type="simple" xlink:href="http://en.wikipedia.org/wiki/Sandhi">sandhi</text:a>, a combination of words <text:span text:style-name="T3">manu</text:span> and <text:span text:style-name="T3">antara</text:span>, manu-antara or manvantara, literally meaning the duration of a Manu, or his life span.<text:bookmark text:name="cite_ref-3"/><text:a xlink:type="simple" xlink:href="http://en.wikipedia.org/wiki/Manvantara#cite_note-3">[3]</text:a></text:p>
      <text:p text:style-name="Text_20_body">Each Manvantara is created and ruled by a specific Manu, who in turn is created by <text:a xlink:type="simple" xlink:href="http://en.wikipedia.org/wiki/Brahma">Brahma</text:a>, the Creator himself. Manu creates the world, and all its species during that period of time, each Manvantara lasts the lifetime of a Manu, upon whose death, Brahma creates another Manu to continue the cycle of Creation or Shristi, <text:a xlink:type="simple" xlink:href="http://en.wikipedia.org/wiki/Vishnu">Vishnu</text:a> on his part takes a new <text:a xlink:type="simple" xlink:href="http://en.wikipedia.org/wiki/Avatar">Avatar</text:a>, and also a new <text:a xlink:type="simple" xlink:href="http://en.wikipedia.org/wiki/Indra">Indra</text:a> and <text:a xlink:type="simple" xlink:href="http://en.wikipedia.org/wiki/Saptarishi">Saptarishis</text:a> are appointed.</text:p>
      <text:p text:style-name="Text_20_body">Eventually it takes 14 Manus and their respective Manvantaras to create a <text:a xlink:type="simple" xlink:href="http://en.wikipedia.org/wiki/Kalpa_%28aeon%29">Kalpa</text:a>, <text:a xlink:type="simple" xlink:href="http://en.wikipedia.org/wiki/Aeon">Aeon</text:a>, or a ‘Day of <text:a xlink:type="simple" xlink:href="http://en.wikipedia.org/wiki/Brahma">Brahma</text:a>’, according to the <text:a xlink:type="simple" xlink:href="http://en.wikipedia.org/wiki/Hindu_Time_Cycles">Hindu Time Cycles</text:a> and also the <text:a xlink:type="simple" xlink:href="http://en.wikipedia.org/wiki/Vedic_timeline">Vedic timeline</text:a>. Thereafter, at the end of each Kalpa, there is a period - same as Kalpa - of dissolution or <text:a xlink:type="simple" xlink:href="http://en.wikipedia.org/wiki/Pralaya">Pralaya</text:a>,<text:bookmark text:name="cite_ref-4"/><text:a xlink:type="simple" xlink:href="http://en.wikipedia.org/wiki/Manvantara#cite_note-4">[4]</text:a> wherein the world (earth and all life forms, but not the entire universe itself) is destroyed and lies in a state of rest, which is called the, ‘<text:a xlink:type="simple" xlink:href="http://en.wikipedia.org/wiki/Night_of_Brahma">Night of Brahma</text:a>’.</text:p>
      <text:p text:style-name="Text_20_body">After that the creator, <text:a xlink:type="simple" xlink:href="http://en.wikipedia.org/wiki/Brahma">Brahma</text:a> starts his cycle of creation all over again, in an endless cycle of creation followed by Destruction for which <text:a xlink:type="simple" xlink:href="http://en.wikipedia.org/wiki/Shiva">Shiva</text:a>, Hindu God of destruction, and also renewal, is invoked <text:soft-page-break/>towards the end of each such cycle.<text:bookmark text:name="cite_ref-5"/><text:a xlink:type="simple" xlink:href="http://en.wikipedia.org/wiki/Manvantara#cite_note-5">[5]</text:a></text:p>
      <text:p text:style-name="Standard"/>
      <text:h text:style-name="Heading_20_3" text:outline-level="3"><text:bookmark text:name="Sub-divisions"/>Sub-divisions</text:h>
      <text:p text:style-name="Text_20_body">1 human year (in <text:a xlink:type="simple" xlink:href="http://en.wikipedia.org/wiki/Hindu_calendar">Hindu calendar</text:a>) = 1 <text:a xlink:type="simple" xlink:href="http://en.wikipedia.org/w/index.php?title=Deva_Ahoratra&amp;action=edit&amp;redlink=1">Deva Ahoratra</text:a> for God (1 day and 1 night)</text:p>
      <text:p text:style-name="Text_20_body">360 <text:a xlink:type="simple" xlink:href="http://en.wikipedia.org/w/index.php?title=Deva_Ahoratra&amp;action=edit&amp;redlink=1">Deva Ahoratras</text:a> = 1 <text:a xlink:type="simple" xlink:href="http://en.wikipedia.org/w/index.php?title=Deva_Vatsara&amp;action=edit&amp;redlink=1">Deva Vatsara</text:a></text:p>
      <text:p text:style-name="Text_20_body">12,000 <text:a xlink:type="simple" xlink:href="http://en.wikipedia.org/w/index.php?title=Deva_Vatsara&amp;action=edit&amp;redlink=1">Deva Vatsara</text:a> = 1 <text:a xlink:type="simple" xlink:href="http://en.wikipedia.org/wiki/Chaturyuga">Chaturyuga</text:a></text:p>
      <text:p text:style-name="Text_20_body">(12,000 <text:a xlink:type="simple" xlink:href="http://en.wikipedia.org/w/index.php?title=Deva_Vatsara&amp;action=edit&amp;redlink=1">Deva Vatsaras</text:a> are defined as, 4,800 <text:a xlink:type="simple" xlink:href="http://en.wikipedia.org/w/index.php?title=Deva_Vatsara&amp;action=edit&amp;redlink=1">Deva Vatsaras</text:a> of <text:a xlink:type="simple" xlink:href="http://en.wikipedia.org/wiki/Krita_yuga">Krita yuga</text:a>, 3,600 <text:a xlink:type="simple" xlink:href="http://en.wikipedia.org/w/index.php?title=Deva_Vatsara&amp;action=edit&amp;redlink=1">Deva Vatsaras</text:a> of <text:a xlink:type="simple" xlink:href="http://en.wikipedia.org/wiki/Treta_Yuga">Treta Yuga</text:a>, 2,400 <text:a xlink:type="simple" xlink:href="http://en.wikipedia.org/w/index.php?title=Deva_Vatsara&amp;action=edit&amp;redlink=1">Deva Vatsaras</text:a> of <text:a xlink:type="simple" xlink:href="http://en.wikipedia.org/wiki/Dvapara_Yuga">Dvapara Yuga</text:a> and 1,200 <text:a xlink:type="simple" xlink:href="http://en.wikipedia.org/w/index.php?title=Deva_Vatsara&amp;action=edit&amp;redlink=1">Deva Vatsaras</text:a> of <text:a xlink:type="simple" xlink:href="http://en.wikipedia.org/wiki/Kali_Yuga">Kali Yuga</text:a> which is 12,000 * 360 = 4,320,000 human years)</text:p>
      <text:p text:style-name="Text_20_body"><text:span text:style-name="T1">71 </text:span><text:a xlink:type="simple" xlink:href="http://en.wikipedia.org/wiki/Chaturyuga"><text:span text:style-name="T1">Chaturyugas</text:span></text:a><text:span text:style-name="T1"> = 1 Manvantaram</text:span> (1 life span of <text:a xlink:type="simple" xlink:href="http://en.wikipedia.org/wiki/Manu_%28Hinduism%29">Manu</text:a>)</text:p>
      <text:p text:style-name="Text_20_body"><text:span text:style-name="T1">14 Manvantaras = 1 </text:span><text:a xlink:type="simple" xlink:href="http://en.wikipedia.org/wiki/Kalpa_%28aeon%29"><text:span text:style-name="T1">kalpa</text:span></text:a> (1 day of <text:a xlink:type="simple" xlink:href="http://en.wikipedia.org/wiki/Brahma">Brahma</text:a>)</text:p>
      <text:p text:style-name="Text_20_body">2 Kalpas = 1 day + 1 <text:a xlink:type="simple" xlink:href="http://en.wikipedia.org/wiki/Night_of_Brahma">Brahma Ahoratra</text:a></text:p>
      <text:p text:style-name="Text_20_body">360 days of Brahma = 1 <text:a xlink:type="simple" xlink:href="http://en.wikipedia.org/w/index.php?title=Brahma_varsha&amp;action=edit&amp;redlink=1">Brahma varsha</text:a></text:p>
      <text:p text:style-name="Text_20_body">100 <text:a xlink:type="simple" xlink:href="http://en.wikipedia.org/w/index.php?title=Brahma_varsha&amp;action=edit&amp;redlink=1">Brahma varsha</text:a> = 1 life span of Brahma. <text:bookmark text:name="cite_ref-7"/><text:a xlink:type="simple" xlink:href="http://en.wikipedia.org/wiki/Manvantara#cite_note-7">[7]</text:a></text:p>
      <text:p text:style-name="P1"/>
      <text:p text:style-name="Standard"/>
      <text:p text:style-name="P2"><text:a xlink:type="simple" xlink:href="http://en.wikipedia.org/wiki/Chaturyuga#Tropical_metrics">http://en.wikipedia.org/wiki/Chaturyuga#Tropical_metrics</text:a></text:p>
      <text:p text:style-name="P2"/>
      <text:h text:style-name="P4" text:outline-level="4"><text:bookmark text:name="Reckoning_of_time_amongst_the_Pit.E1.B9.9Bs_.28ancestors.29"/>Reckoning of time amongst the Pitṛs (<text:span text:style-name="T3">ancestors</text:span>)</text:h>
      <text:list xml:id="list288285212" text:style-name="L2">
        <text:list-item>
          <text:p text:style-name="P15">1 human fortnight (14 days) = 1 day of the Pitṛs </text:p>
        </text:list-item>
        <text:list-item>
          <text:p text:style-name="P15">30 days of the Pitṛs = 1 month of the Pitṛs = (14 × 30 = 420 human days) </text:p>
        </text:list-item>
        <text:list-item>
          <text:p text:style-name="P15">12 months of the Pitṛs = 1 year of the Pitṛs = (12 months of Pitṛs × 420 human days = 5040 human days) </text:p>
        </text:list-item>
        <text:list-item>
          <text:p text:style-name="P10">The lifespan of the Pitṛs is 100 years of the Pitṛs (= 36,000 Pitṛ days = 504,000 human days) </text:p>
        </text:list-item>
      </text:list>
      <text:p text:style-name="P2"/>
      <text:p text:style-name="P2">The <text:a xlink:type="simple" xlink:href="http://en.wikipedia.org/wiki/Vishnu_Purana"><text:span text:style-name="T4">Viṣṇu Purāṇa</text:span></text:a> <text:a xlink:type="simple" xlink:href="http://www.sacred-texts.com/hin/vp/vp037.htm">Time measurement section of the</text:a> <text:a xlink:type="simple" xlink:href="http://en.wikipedia.org/wiki/Vishnu_Purana"><text:span text:style-name="T4">Viṣṇu Purāṇa</text:span></text:a> Book I Chapter III explains the above as follows:</text:p>
      <text:list xml:id="list1611724492" text:style-name="L3">
        <text:list-item>
          <text:p text:style-name="P16">2 Ayanas (6-month periods, see above) = 1 human year or 1 day of the devas </text:p>
        </text:list-item>
        <text:list-item>
          <text:p text:style-name="P16">4,000 + 400 + 400 = 4,800 divine years (= 1,728,000 human years) = 1 Sat Yuga </text:p>
        </text:list-item>
        <text:list-item>
          <text:p text:style-name="P16">3,000 + 300 + 300 = 3,600 divine years (= 1,296,000 human years) = 1 Tretā Yuga </text:p>
        </text:list-item>
        <text:list-item>
          <text:p text:style-name="P16">2,000 + 200 + 200 = 2,400 divine years (= 864,000 human years) = 1 Dvāpara Yuga </text:p>
        </text:list-item>
        <text:list-item>
          <text:p text:style-name="P16">1,000 + 100 + 100 = 1,200 divine years (= 432,000 human years) = 1 Kali Yuga </text:p>
        </text:list-item>
        <text:list-item>
          <text:p text:style-name="P16">12,000 divine year = 4 Yugas (= 4,320,000 human years) = 1 Mahā-Yuga (also is equaled to 1200 Daiva (divine) Yuga) </text:p>
        </text:list-item>
        <text:list-item>
          <text:p text:style-name="P11">[2*12,000 = 24,000 divine year = One revolution of sun around it's dual] </text:p>
        </text:list-item>
      </text:list>
      <text:p text:style-name="P2"/>
      <text:h text:style-name="P4" text:outline-level="4"><text:bookmark text:name="Reckoning_of_time_for_Brahma"/><text:soft-page-break/>Reckoning of time for Brahma</text:h>
      <text:list xml:id="list1020087826" text:style-name="L4">
        <text:list-item>
          <text:p text:style-name="P12">1000 Mahā-Yugas = 1 Kalpa = 1 day (day only) of Brahma </text:p>
        </text:list-item>
      </text:list>
      <text:p text:style-name="Text_20_body">(2 <text:span text:style-name="T3">Kalpa</text:span>s constitute a day and night of Brahma, 8.64 billion human years)</text:p>
      <text:list xml:id="list231927974" text:style-name="L5">
        <text:list-item>
          <text:p text:style-name="P17">30 days of Brahma = 1 month of Brahma (259.2 billion human years) </text:p>
        </text:list-item>
        <text:list-item>
          <text:p text:style-name="P17">12 months of Brahma = 1 year of Brahma (3.1104 trillion human years) </text:p>
        </text:list-item>
        <text:list-item>
          <text:p text:style-name="P17">50 years of Brahma = 1 Parārdha </text:p>
        </text:list-item>
        <text:list-item>
          <text:p text:style-name="P13">2 parardhas = 100 years of Brahma = 1 Para = 1 Mahā-Kalpa (the lifespan of Brahma)(311.04 trillion human years) </text:p>
        </text:list-item>
      </text:list>
      <text:p text:style-name="Text_20_body">One day of Brahma is divided into 10,000 parts called caraṇas. The caraṇas are divided as follows:</text:p>
      <text:p text:style-name="P3">The Four Yuga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4 caraṇas (1,728,000 <text:a xlink:type="simple" xlink:href="http://en.wikipedia.org/wiki/Solar_year">solar years</text:a>)</text:p>
          </table:table-cell>
          <table:table-cell table:style-name="Table1.A1" office:value-type="string">
            <text:p text:style-name="Table_20_Contents"><text:a xlink:type="simple" xlink:href="http://en.wikipedia.org/wiki/Satya_Yuga">Satya Yuga</text:a></text:p>
          </table:table-cell>
        </table:table-row>
        <table:table-row>
          <table:table-cell table:style-name="Table1.A1" office:value-type="string">
            <text:p text:style-name="Table_20_Contents">3 caraṇas (1,296,000 solar years)</text:p>
          </table:table-cell>
          <table:table-cell table:style-name="Table1.A1" office:value-type="string">
            <text:p text:style-name="Table_20_Contents"><text:a xlink:type="simple" xlink:href="http://en.wikipedia.org/wiki/Treta_Yuga">Treta Yuga</text:a></text:p>
          </table:table-cell>
        </table:table-row>
        <table:table-row>
          <table:table-cell table:style-name="Table1.A1" office:value-type="string">
            <text:p text:style-name="Table_20_Contents">2 caraṇas (864,000 solar years)</text:p>
          </table:table-cell>
          <table:table-cell table:style-name="Table1.A1" office:value-type="string">
            <text:p text:style-name="Table_20_Contents"><text:a xlink:type="simple" xlink:href="http://en.wikipedia.org/wiki/Dvapara_Yuga">Dvapara Yuga</text:a></text:p>
          </table:table-cell>
        </table:table-row>
        <table:table-row>
          <table:table-cell table:style-name="Table1.A1" office:value-type="string">
            <text:p text:style-name="Table_20_Contents">1 caraṇas (432,000 solar years)</text:p>
          </table:table-cell>
          <table:table-cell table:style-name="Table1.A1" office:value-type="string">
            <text:p text:style-name="Table_20_Contents"><text:a xlink:type="simple" xlink:href="http://en.wikipedia.org/wiki/Kali_Yuga">Kali Yuga</text:a></text:p>
          </table:table-cell>
        </table:table-row>
        <table:table-row>
          <table:table-cell table:style-name="Table1.A1" table:number-columns-spanned="2" office:value-type="string">
            <text:p text:style-name="Table_20_Contents">Source: <text:a xlink:type="simple" xlink:href="http://vedabase.net/sb/3/11/19/en1">[2]</text:a></text:p>
          </table:table-cell>
          <table:covered-table-cell/>
        </table:table-row>
      </table:table>
      <text:p text:style-name="Text_20_body">The cycle repeats itself so altogether there are 1,000 cycles of Mahā-Yuga in one day of Brahma.</text:p>
      <text:list xml:id="list1455913753" text:style-name="L6">
        <text:list-item>
          <text:p text:style-name="P18">One cycle of the above four <text:span text:style-name="T1">Yuga</text:span>s is one <text:span text:style-name="T1">Mahā-Yuga</text:span> (4.32 million <text:a xlink:type="simple" xlink:href="http://en.wikipedia.org/wiki/Solar_year">solar years</text:a>) </text:p>
        </text:list-item>
        <text:list-item>
          <text:p text:style-name="P18">as is confirmed by the Gītā Śloka 8.17 (statement) "sahasra-yuga-paryantam ahar yad brahmaṇo viduḥ rātriṁ yuga-sahasrāntāṁ te 'ho-rātra-vido janāḥ", meaning, a day of brahma is of 1000 Mahā-Yuga. Thus a day of Brahma, Kalpa, is of duration: 4.32 billion solar years. Two <text:span text:style-name="T3">Kalpa</text:span>s constitute a day and night(Adhi Sandhi) of <text:a xlink:type="simple" xlink:href="http://en.wikipedia.org/wiki/Brahma_%28god%29">Brahma</text:a> </text:p>
        </text:list-item>
        <text:list-item>
          <text:p text:style-name="P18">A <text:span text:style-name="T1">Manvatara</text:span> consists of 71 Mahā-Yuga (306,720,000 solar years). Each Manvatara is ruled by a Manu. </text:p>
        </text:list-item>
        <text:list-item>
          <text:p text:style-name="P18">After each Manvatara follows one <text:a xlink:type="simple" xlink:href="http://en.wikipedia.org/wiki/Sandhi"><text:span text:style-name="T5">Saṃdhi</text:span></text:a><text:span text:style-name="T1"> Kalā</text:span> of the same duration as a <text:span text:style-name="T3">Kṛta Yuga</text:span> (1,728,000 = 4 Caraṇa). (It is said that during a <text:a xlink:type="simple" xlink:href="http://en.wikipedia.org/wiki/Sandhi"><text:span text:style-name="T4">Saṃdhi</text:span></text:a> Kalā, the entire earth is submerged in water.) </text:p>
        </text:list-item>
        <text:list-item>
          <text:p text:style-name="P18">A <text:a xlink:type="simple" xlink:href="http://en.wikipedia.org/wiki/Kalpa_%28aeon%29"><text:span text:style-name="T1">Kalpa</text:span></text:a> consists of a period of 4.32 Billion solar years called followed by 14 Manvataras and <text:a xlink:type="simple" xlink:href="http://en.wikipedia.org/wiki/Sandhi"><text:span text:style-name="T4">Saṃdhi</text:span></text:a> Kalas. </text:p>
        </text:list-item>
        <text:list-item>
          <text:p text:style-name="P18">A day of Brahma equals </text:p>
        </text:list-item>
      </text:list>
      <text:p text:style-name="P6">(14 times 71 Mahā-Yuga) + (15 × 4 Caraṇas) </text:p>
      <text:p text:style-name="P6">= 994 Mahā-Yuga + (15 * 4800) </text:p>
      <text:p text:style-name="P6">= 994 Mahā-Yuga + (72,000 years)[deva years] / 6 = 12,000[deva years] viz. one maha yuga. </text:p>
      <text:p text:style-name="P6">= 994 Mahā-Yuga + 6 Mahā-Yuga </text:p>
      <text:p text:style-name="P7">= 1,000 Mahā-Yuga </text:p>
      <text:h text:style-name="P5" text:outline-level="3"><text:bookmark text:name="The_Surya_Siddhanta_definition_of_timescales"/>The Surya Siddhanta definition of timescales</text:h>
      <text:p text:style-name="Text_20_body">The <text:a xlink:type="simple" xlink:href="http://en.wikipedia.org/wiki/Surya_Siddhanta">Surya Siddhanta</text:a> [Chapter 14 <text:span text:style-name="T6">Mānādhyāyah</text:span><text:span text:style-name="T3"> (</text:span><text:span text:style-name="T7">मानाध्यायः</text:span><text:span text:style-name="T3">)</text:span>], documents a comprehensive model of nine divisions of time called <text:span text:style-name="T6">māna</text:span><text:span text:style-name="T3"> (</text:span><text:span text:style-name="T7">मान</text:span><text:span text:style-name="T3">)</text:span> which span from very small time units (<text:span text:style-name="T6">Prāņa</text:span><text:span text:style-name="T3"> [</text:span><text:span text:style-name="T7">प्राण</text:span><text:span text:style-name="T3">]</text:span> - 4 seconds) to very large time scales (<text:span text:style-name="T3">Para [</text:span><text:span text:style-name="T7">पर</text:span><text:span text:style-name="T3">]</text:span> - 311.04 Trillion solar years).<text:bookmark text:name="cite_ref-11"/><text:a xlink:type="simple" xlink:href="http://en.wikipedia.org/wiki/Chaturyuga#cite_note-11">[11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8T19:01:18</meta:creation-date>
    <dc:date>2013-04-13T05:01:35</dc:date>
    <meta:editing-duration>PT40M36S</meta:editing-duration>
    <meta:editing-cycles>6</meta:editing-cycles>
    <meta:generator>LibreOffice/3.3$Unix LibreOffice_project/330m18$Build-4</meta:generator>
    <meta:document-statistic meta:table-count="1" meta:image-count="0" meta:object-count="0" meta:page-count="4" meta:paragraph-count="104" meta:word-count="1294" meta:character-count="7167"/>
  </office:meta>
</office:document-meta>
</file>